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0c2cd"/>
    </style:style>
    <style:style style:name="P2" style:family="paragraph" style:parent-style-name="Standard">
      <style:text-properties officeooo:rsid="0002b9f7" officeooo:paragraph-rsid="0002b9f7"/>
    </style:style>
    <style:style style:name="P3" style:family="paragraph" style:parent-style-name="Standard">
      <style:text-properties officeooo:paragraph-rsid="00039afc"/>
    </style:style>
    <style:style style:name="P4" style:family="paragraph" style:parent-style-name="Standard">
      <style:text-properties officeooo:rsid="00039afc" officeooo:paragraph-rsid="00039afc"/>
    </style:style>
    <style:style style:name="P5" style:family="paragraph" style:parent-style-name="Standard">
      <style:text-properties officeooo:rsid="0009a962" officeooo:paragraph-rsid="0009a962"/>
    </style:style>
    <style:style style:name="P6" style:family="paragraph" style:parent-style-name="Standard">
      <style:text-properties officeooo:rsid="000c9a03" officeooo:paragraph-rsid="000c9a03"/>
    </style:style>
    <style:style style:name="P7" style:family="paragraph" style:parent-style-name="Standard">
      <style:text-properties officeooo:rsid="000d7105" officeooo:paragraph-rsid="000d7105"/>
    </style:style>
    <style:style style:name="P8" style:family="paragraph" style:parent-style-name="Standard">
      <style:text-properties fo:font-weight="bold" officeooo:rsid="000d7105" officeooo:paragraph-rsid="000d7105" style:font-weight-asian="bold" style:font-weight-complex="bold"/>
    </style:style>
    <style:style style:name="P9" style:family="paragraph" style:parent-style-name="Standard">
      <style:text-properties fo:font-weight="bold" officeooo:rsid="000e63ee" officeooo:paragraph-rsid="000e63ee" style:font-weight-asian="bold" style:font-weight-complex="bold"/>
    </style:style>
    <style:style style:name="P10" style:family="paragraph" style:parent-style-name="Standard">
      <style:text-properties fo:font-weight="bold" officeooo:rsid="00171c82" officeooo:paragraph-rsid="00171c82" style:font-weight-asian="bold" style:font-weight-complex="bold"/>
    </style:style>
    <style:style style:name="P11" style:family="paragraph" style:parent-style-name="Standard">
      <style:text-properties fo:font-weight="bold" officeooo:rsid="001d1e7e" officeooo:paragraph-rsid="001d1e7e" style:font-weight-asian="bold" style:font-weight-complex="bold"/>
    </style:style>
    <style:style style:name="P12" style:family="paragraph" style:parent-style-name="Standard">
      <style:text-properties fo:font-weight="bold" officeooo:rsid="00219c8e" officeooo:paragraph-rsid="00219c8e" style:font-weight-asian="bold" style:font-weight-complex="bold"/>
    </style:style>
    <style:style style:name="P13" style:family="paragraph" style:parent-style-name="Standard">
      <style:text-properties fo:font-weight="bold" officeooo:rsid="001e082b" officeooo:paragraph-rsid="001e082b" style:font-weight-asian="bold" style:font-weight-complex="bold"/>
    </style:style>
    <style:style style:name="P14" style:family="paragraph" style:parent-style-name="Standard">
      <style:text-properties fo:font-weight="bold" officeooo:rsid="001e082b" officeooo:paragraph-rsid="002666c7" style:font-weight-asian="bold" style:font-weight-complex="bold"/>
    </style:style>
    <style:style style:name="P15" style:family="paragraph" style:parent-style-name="Standard">
      <style:text-properties fo:font-weight="bold" officeooo:rsid="00274dfa" officeooo:paragraph-rsid="00274dfa" style:font-weight-asian="bold" style:font-weight-complex="bold"/>
    </style:style>
    <style:style style:name="P16" style:family="paragraph" style:parent-style-name="Standard">
      <style:text-properties fo:font-weight="bold" officeooo:rsid="00285c1c" officeooo:paragraph-rsid="00285c1c" style:font-weight-asian="bold" style:font-weight-complex="bold"/>
    </style:style>
    <style:style style:name="P17" style:family="paragraph" style:parent-style-name="Standard">
      <style:text-properties fo:font-weight="bold" officeooo:rsid="002b5be6" officeooo:paragraph-rsid="002b5be6" style:font-weight-asian="bold" style:font-weight-complex="bold"/>
    </style:style>
    <style:style style:name="P18" style:family="paragraph" style:parent-style-name="Standard">
      <style:text-properties fo:font-weight="bold" officeooo:rsid="002cca53" officeooo:paragraph-rsid="002cca53" style:font-weight-asian="bold" style:font-weight-complex="bold"/>
    </style:style>
    <style:style style:name="P19" style:family="paragraph" style:parent-style-name="Standard">
      <style:text-properties fo:font-weight="bold" officeooo:rsid="002d1a1e" officeooo:paragraph-rsid="002d1a1e" style:font-weight-asian="bold" style:font-weight-complex="bold"/>
    </style:style>
    <style:style style:name="P20" style:family="paragraph" style:parent-style-name="Standard">
      <style:text-properties officeooo:rsid="000e63ee" officeooo:paragraph-rsid="000e63ee"/>
    </style:style>
    <style:style style:name="P21" style:family="paragraph" style:parent-style-name="Standard">
      <style:text-properties officeooo:rsid="0011bdc0" officeooo:paragraph-rsid="0011bdc0"/>
    </style:style>
    <style:style style:name="P22" style:family="paragraph" style:parent-style-name="Standard">
      <style:text-properties officeooo:rsid="001233fa" officeooo:paragraph-rsid="001233fa"/>
    </style:style>
    <style:style style:name="P23" style:family="paragraph" style:parent-style-name="Standard">
      <style:text-properties officeooo:rsid="0013a123" officeooo:paragraph-rsid="0013a123"/>
    </style:style>
    <style:style style:name="P24" style:family="paragraph" style:parent-style-name="Standard">
      <style:text-properties officeooo:rsid="00171802" officeooo:paragraph-rsid="00171802"/>
    </style:style>
    <style:style style:name="P25" style:family="paragraph" style:parent-style-name="Standard">
      <style:text-properties fo:font-weight="normal" officeooo:rsid="00171c82" officeooo:paragraph-rsid="00171c82" style:font-weight-asian="normal" style:font-weight-complex="normal"/>
    </style:style>
    <style:style style:name="P26" style:family="paragraph" style:parent-style-name="Standard">
      <style:text-properties fo:font-weight="normal" officeooo:rsid="0000c2cd" officeooo:paragraph-rsid="0000c2cd" style:font-weight-asian="normal" style:font-weight-complex="normal"/>
    </style:style>
    <style:style style:name="P27" style:family="paragraph" style:parent-style-name="Standard">
      <style:text-properties fo:font-weight="normal" officeooo:rsid="0018b1b3" officeooo:paragraph-rsid="0018b1b3" style:font-weight-asian="normal" style:font-weight-complex="normal"/>
    </style:style>
    <style:style style:name="P28" style:family="paragraph" style:parent-style-name="Standard">
      <style:text-properties fo:font-weight="normal" officeooo:rsid="0018b1b3" officeooo:paragraph-rsid="001cb316" style:font-weight-asian="normal" style:font-weight-complex="normal"/>
    </style:style>
    <style:style style:name="P29" style:family="paragraph" style:parent-style-name="Standard">
      <style:text-properties fo:font-weight="normal" officeooo:rsid="001d1e7e" officeooo:paragraph-rsid="001d1e7e" style:font-weight-asian="normal" style:font-weight-complex="normal"/>
    </style:style>
    <style:style style:name="P30" style:family="paragraph" style:parent-style-name="Standard">
      <style:text-properties fo:font-weight="normal" officeooo:rsid="002a49f3" officeooo:paragraph-rsid="002a49f3" style:font-weight-asian="normal" style:font-weight-complex="normal"/>
    </style:style>
    <style:style style:name="P31" style:family="paragraph" style:parent-style-name="Standard">
      <style:text-properties officeooo:paragraph-rsid="001c8f67"/>
    </style:style>
    <style:style style:name="P32" style:family="paragraph" style:parent-style-name="Standard">
      <style:text-properties officeooo:rsid="0000c2cd" officeooo:paragraph-rsid="0000c2cd"/>
    </style:style>
    <style:style style:name="P33" style:family="paragraph" style:parent-style-name="Standard">
      <style:text-properties officeooo:rsid="0000c2cd" officeooo:paragraph-rsid="001b38fa"/>
    </style:style>
    <style:style style:name="P34" style:family="paragraph" style:parent-style-name="Standard">
      <style:text-properties officeooo:rsid="0006504b" officeooo:paragraph-rsid="000c9a03"/>
    </style:style>
    <style:style style:name="P35" style:family="paragraph" style:parent-style-name="Standard">
      <style:text-properties officeooo:rsid="001d1e7e" officeooo:paragraph-rsid="001d1e7e"/>
    </style:style>
    <style:style style:name="P36" style:family="paragraph" style:parent-style-name="Standard">
      <style:text-properties officeooo:rsid="001e082b" officeooo:paragraph-rsid="001e082b"/>
    </style:style>
    <style:style style:name="P37" style:family="paragraph" style:parent-style-name="Standard">
      <style:text-properties officeooo:rsid="00219c8e" officeooo:paragraph-rsid="00219c8e"/>
    </style:style>
    <style:style style:name="P38" style:family="paragraph" style:parent-style-name="Standard">
      <style:text-properties officeooo:paragraph-rsid="00219c8e"/>
    </style:style>
    <style:style style:name="P39" style:family="paragraph" style:parent-style-name="Standard">
      <style:text-properties officeooo:rsid="0023b77d" officeooo:paragraph-rsid="0023b77d"/>
    </style:style>
    <style:style style:name="P40" style:family="paragraph" style:parent-style-name="Standard">
      <style:text-properties officeooo:rsid="0025c26a" officeooo:paragraph-rsid="0025c26a"/>
    </style:style>
    <style:style style:name="P41" style:family="paragraph" style:parent-style-name="Standard">
      <style:text-properties officeooo:rsid="0027eb47" officeooo:paragraph-rsid="0027eb47"/>
    </style:style>
    <style:style style:name="P42" style:family="paragraph" style:parent-style-name="Standard">
      <style:text-properties officeooo:rsid="00285c1c" officeooo:paragraph-rsid="00285c1c"/>
    </style:style>
    <style:style style:name="P43" style:family="paragraph" style:parent-style-name="Standard">
      <style:text-properties fo:color="#c9211e" fo:font-weight="bold" officeooo:rsid="00285c1c" officeooo:paragraph-rsid="00285c1c" style:font-weight-asian="bold" style:font-weight-complex="bold"/>
    </style:style>
    <style:style style:name="P44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officeooo:paragraph-rsid="00232050"/>
    </style:style>
    <style:style style:name="P45" style:family="paragraph" style:parent-style-name="Standard">
      <style:text-properties fo:font-weight="normal" officeooo:rsid="002d1a1e" officeooo:paragraph-rsid="002d1a1e" style:font-weight-asian="normal" style:font-weight-complex="normal"/>
    </style:style>
    <style:style style:name="P46" style:family="paragraph" style:parent-style-name="Standard">
      <style:text-properties fo:font-weight="normal" officeooo:rsid="002cca53" officeooo:paragraph-rsid="002cca53" style:font-weight-asian="normal" style:font-weight-complex="normal"/>
    </style:style>
    <style:style style:name="P47" style:family="paragraph" style:parent-style-name="Standard">
      <style:text-properties fo:font-weight="normal" officeooo:rsid="001e9413" officeooo:paragraph-rsid="002666c7" style:font-weight-asian="normal" style:font-weight-complex="normal"/>
    </style:style>
    <style:style style:name="P48" style:family="paragraph" style:parent-style-name="Standard">
      <style:text-properties fo:font-weight="normal" officeooo:rsid="00285c1c" officeooo:paragraph-rsid="002a49f3" style:font-weight-asian="normal" style:font-weight-complex="normal"/>
    </style:style>
    <style:style style:name="P49" style:family="paragraph" style:parent-style-name="Standard">
      <style:text-properties fo:font-weight="normal" officeooo:rsid="00285c1c" officeooo:paragraph-rsid="00285c1c" style:font-weight-asian="normal" style:font-weight-complex="normal"/>
    </style:style>
    <style:style style:name="P50" style:family="paragraph" style:parent-style-name="Standard">
      <style:text-properties officeooo:rsid="0000c2cd" officeooo:paragraph-rsid="00219c8e"/>
    </style:style>
    <style:style style:name="P51" style:family="paragraph" style:parent-style-name="Standard">
      <style:text-properties officeooo:rsid="0000c2cd" officeooo:paragraph-rsid="001b38fa"/>
    </style:style>
    <style:style style:name="P52" style:family="paragraph" style:parent-style-name="Standard">
      <style:text-properties officeooo:rsid="0025c26a" officeooo:paragraph-rsid="0025c26a"/>
    </style:style>
    <style:style style:name="P53" style:family="paragraph" style:parent-style-name="Standard">
      <style:text-properties fo:font-weight="bold" officeooo:rsid="00285c1c" officeooo:paragraph-rsid="00285c1c" style:font-weight-asian="bold" style:font-weight-complex="bold"/>
    </style:style>
    <style:style style:name="P54" style:family="paragraph" style:parent-style-name="Standard">
      <style:text-properties officeooo:rsid="00285c1c" officeooo:paragraph-rsid="00285c1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90e4" style:font-weight-asian="bold" style:font-weight-complex="bold"/>
    </style:style>
    <style:style style:name="T3" style:family="text">
      <style:text-properties fo:font-weight="bold" officeooo:rsid="00285c1c" style:font-weight-asian="bold" style:font-weight-complex="bold"/>
    </style:style>
    <style:style style:name="T4" style:family="text">
      <style:text-properties officeooo:rsid="0012709b"/>
    </style:style>
    <style:style style:name="T5" style:family="text">
      <style:text-properties officeooo:rsid="00127e2a"/>
    </style:style>
    <style:style style:name="T6" style:family="text">
      <style:text-properties officeooo:rsid="00135f1f"/>
    </style:style>
    <style:style style:name="T7" style:family="text">
      <style:text-properties officeooo:rsid="001590e4"/>
    </style:style>
    <style:style style:name="T8" style:family="text">
      <style:text-properties officeooo:rsid="00196613"/>
    </style:style>
    <style:style style:name="T9" style:family="text">
      <style:text-properties officeooo:rsid="001a47f9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8b1b3" style:font-weight-asian="normal" style:font-weight-complex="normal"/>
    </style:style>
    <style:style style:name="T12" style:family="text">
      <style:text-properties fo:font-weight="normal" officeooo:rsid="001a47f9" style:font-weight-asian="normal" style:font-weight-complex="normal"/>
    </style:style>
    <style:style style:name="T13" style:family="text">
      <style:text-properties fo:font-weight="normal" officeooo:rsid="00196613" style:font-weight-asian="normal" style:font-weight-complex="normal"/>
    </style:style>
    <style:style style:name="T14" style:family="text">
      <style:text-properties fo:font-weight="normal" officeooo:rsid="001faf63" style:font-weight-asian="normal" style:font-weight-complex="normal"/>
    </style:style>
    <style:style style:name="T15" style:family="text">
      <style:text-properties fo:font-weight="normal" officeooo:rsid="00219c8e" style:font-weight-asian="normal" style:font-weight-complex="normal"/>
    </style:style>
    <style:style style:name="T16" style:family="text">
      <style:text-properties fo:font-weight="normal" officeooo:rsid="00232050" style:font-weight-asian="normal" style:font-weight-complex="normal"/>
    </style:style>
    <style:style style:name="T17" style:family="text">
      <style:text-properties officeooo:rsid="001e082b"/>
    </style:style>
    <style:style style:name="T18" style:family="text">
      <style:text-properties officeooo:rsid="0024e7f4"/>
    </style:style>
    <style:style style:name="T19" style:family="text">
      <style:text-properties officeooo:rsid="00274dfa"/>
    </style:style>
    <style:style style:name="T20" style:family="text">
      <style:text-properties officeooo:rsid="002dadce"/>
    </style:style>
    <style:style style:name="T21" style:family="text">
      <style:text-properties officeooo:rsid="002df0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tps://docs.docker.com/network/</text:p>
      <text:p text:style-name="P1"/>
      <text:p text:style-name="P1"><text:a xlink:type="simple" xlink:href="https://docs.docker.com/get-started/" text:style-name="Internet_20_link" text:visited-style-name="Visited_20_Internet_20_Link">https://docs.docker.com/get-started/</text:a></text:p>
      <text:p text:style-name="P1"/>
      <text:p text:style-name="P19">Attach/detach to container</text:p>
      <text:p text:style-name="P45">docker attach &lt;container ID&gt;</text:p>
      <text:p text:style-name="P45">sequence Ctrl+P &amp; Ctrl+Q</text:p>
      <text:p text:style-name="P1"/>
      <text:p text:style-name="P18">Copy file to container</text:p>
      <text:p text:style-name="P46">docker cp &lt;path on host&gt; <text:s/>&lt;container_id&gt;:/&lt;path in container&gt;</text:p>
      <text:p text:style-name="P1"/>
      <text:p text:style-name="P21">Compose mode – when running many <text:span text:style-name="T1">containers</text:span> on one host; allow to describe what images to use and how many instances to run</text:p>
      <text:p text:style-name="P21"/>
      <text:p text:style-name="P21">Swarm mode – when running many docker <text:span text:style-name="T1">engines</text:span>. More flexiple, allows to do some load balancing</text:p>
      <text:p text:style-name="P22">Manager node</text:p>
      <text:p text:style-name="P22">Worker node</text:p>
      <text:p text:style-name="P22">Stack - is a group of services, deployed together</text:p>
      <text:p text:style-name="P22"/>
      <text:p text:style-name="P1"/>
      <text:p text:style-name="P32">container run &lt;name of image&gt; : run container from image</text:p>
      <text:p text:style-name="P33">container run \</text:p>
      <text:p text:style-name="P33"><text:tab/>--<text:span text:style-name="T20">rm : remove after container stopped</text:span></text:p>
      <text:p text:style-name="P33"><text:tab/>-i : interactive <text:span text:style-name="T21">mode</text:span></text:p>
      <text:p text:style-name="P33"><text:tab/>-<text:span text:style-name="T21">d : detached mode</text:span></text:p>
      <text:p text:style-name="P33"><text:tab/>-t : print terminal name – TTY</text:p>
      <text:p text:style-name="P31"><text:tab/><text:span text:style-name="T11">--name devtest \ : “</text:span><text:span text:style-name="T12">devtest</text:span><text:span text:style-name="T11">” </text:span><text:span text:style-name="T12">will be a container ID (instead of random string)</text:span></text:p>
      <text:p text:style-name="P31"><text:span text:style-name="T12"><text:tab/></text:span><text:span text:style-name="T11">--mount source=myvol2,target=/app <text:s/>: </text:span><text:span text:style-name="T13">mounting volume</text:span></text:p>
      <text:p text:style-name="P38"><text:span text:style-name="T13"><text:tab/>--</text:span><text:span text:style-name="T14">network &lt;name of network&gt;</text:span></text:p>
      <text:p text:style-name="P44"><text:span text:style-name="T14"><text:tab/>--publish &lt;</text:span><text:span text:style-name="T15">host’s port&gt;</text:span><text:span text:style-name="T14">:&lt;</text:span><text:span text:style-name="T15">cont’s port&gt; : port forwarding – 8080:80, <text:s/>8080:80/udp, <text:s/></text:span><text:span text:style-name="T16">1.2.3.4:</text:span><text:span text:style-name="T15">8</text:span><text:span text:style-name="T16">8</text:span><text:span text:style-name="T15">:80/<text:tab/></text:span><text:span text:style-name="T16">tcp</text:span></text:p>
      <text:p text:style-name="P50"><text:tab/>&lt;image name&gt; &lt;command to be passed to container&gt;</text:p>
      <text:p text:style-name="P3"/>
      <text:p text:style-name="P34">container start &lt;container id&gt; : to start cont., which ran before</text:p>
      <text:p text:style-name="P5">container exec &lt;container ID&gt; &lt;command to be passed&gt; : send command to <text:span text:style-name="T1">running</text:span> container</text:p>
      <text:p text:style-name="P6"/>
      <text:p text:style-name="P17">Create image</text:p>
      <text:p text:style-name="P6">container commit &lt;container ID&gt; : create image from container</text:p>
      <text:p text:style-name="P6">image tag &lt;image ID&gt; &lt;new name of image&gt;</text:p>
      <text:p text:style-name="P6"/>
      <text:p text:style-name="P8">or</text:p>
      <text:p text:style-name="P7">create dockerfile (see below)</text:p>
      <text:p text:style-name="P7">image build -t &lt;name of image&gt; .</text:p>
      <text:p text:style-name="P3"/>
      <text:p text:style-name="P4">container ls : all active containers</text:p>
      <text:p text:style-name="P4">container ls -a : containers which you ran</text:p>
      <text:p text:style-name="P2"/>
      <text:p text:style-name="P32">image ls</text:p>
      <text:p text:style-name="P32">image inspect &lt;image name&gt;</text:p>
      <text:p text:style-name="P32">image pull &lt;image name&gt;</text:p>
      <text:p text:style-name="P32"><text:soft-page-break/></text:p>
      <text:p text:style-name="P11">Networking</text:p>
      <text:p text:style-name="P29">Drivers</text:p>
      <text:p text:style-name="P29">bridge – <text:span text:style-name="T17">default, for containers on the same host. Containers are united in one network with gateway to the outer network</text:span></text:p>
      <text:p text:style-name="P35">host – container is opaqu, app inside see network like host</text:p>
      <text:p text:style-name="P35">overlay – in swarm mode</text:p>
      <text:p text:style-name="P35">macvlan – docker assigns mac-address and container is visible in network like separate device</text:p>
      <text:p text:style-name="P36">none – no connection</text:p>
      <text:p text:style-name="P36"/>
      <text:p text:style-name="P13">Bridge</text:p>
      <text:p text:style-name="P47">Network “bridge” is created automatically, you may create own user-defined network. All ports are exposed to each other in bridge network</text:p>
      <text:p text:style-name="P14"/>
      <text:p text:style-name="P37">connect to netw:</text:p>
      <text:p text:style-name="P37">using –-network &lt;netw name&gt; during run/start</text:p>
      <text:p text:style-name="P12">or</text:p>
      <text:p text:style-name="P37">network connect &lt;network name&gt; &lt;container name&gt;</text:p>
      <text:p text:style-name="P37"/>
      <text:p text:style-name="P40">disconnect</text:p>
      <text:p text:style-name="P40">network disconnect &lt;netw name&gt; &lt;cont name&gt;</text:p>
      <text:p text:style-name="P37"/>
      <text:p text:style-name="P39">network create </text:p>
      <text:p text:style-name="P39"><text:tab/>--driver=bridge</text:p>
      <text:p text:style-name="P39"><text:tab/>--subnet=172.28.0.0/16</text:p>
      <text:p text:style-name="P39"><text:tab/>--gateway=172.28.5.254</text:p>
      <text:p text:style-name="P39"><text:tab/><text:span text:style-name="T18">&lt;netw name&gt;</text:span></text:p>
      <text:p text:style-name="P39"/>
      <text:p text:style-name="P40">remove netw</text:p>
      <text:p text:style-name="P40">docker network rm</text:p>
      <text:p text:style-name="P37"/>
      <text:p text:style-name="P15">Host</text:p>
      <text:p text:style-name="P41"><text:span text:style-name="T10">Connect as to netw with name “host”; ex: </text:span><text:span text:style-name="T19">--network host</text:span></text:p>
      <text:p text:style-name="P35"/>
      <text:p text:style-name="P43">Overlay</text:p>
      <text:p text:style-name="P16"/>
      <text:p text:style-name="P16">Macvlan</text:p>
      <text:p text:style-name="P48">docker network create</text:p>
      <text:p text:style-name="P48">--driver macvlan \</text:p>
      <text:p text:style-name="P49">--subinspect net=172.16.86.0/24 \</text:p>
      <text:p text:style-name="P49">--gateway=172.16.86.1 \</text:p>
      <text:p text:style-name="P49">-o parent=eth0</text:p>
      <text:p text:style-name="P30">&lt;netw name&gt;</text:p>
      <text:p text:style-name="P16"/>
      <text:p text:style-name="P42"><text:span text:style-name="T3">N</text:span><text:span text:style-name="T1">one</text:span></text:p>
      <text:p text:style-name="P42">Apply using: --network none</text:p>
      <text:p text:style-name="P35"/>
      <text:p text:style-name="P10">Volumes</text:p>
      <text:p text:style-name="P25"><text:soft-page-break/>Are managed by Docker. Alternative is <text:span text:style-name="T1">bind mount</text:span> – depend on file system and dirrectory structure of host machine.</text:p>
      <text:p text:style-name="P25">volume create my-vol</text:p>
      <text:p text:style-name="P27">volume ls</text:p>
      <text:p text:style-name="P27">volume rm : remove</text:p>
      <text:p text:style-name="P27">volume inspect my-vol : details about volume</text:p>
      <text:p text:style-name="P27">docker run -d <text:span text:style-name="T8">\</text:span></text:p>
      <text:p text:style-name="P28"><text:tab/>--name devtest \ : “<text:span text:style-name="T9">devtest</text:span>” <text:span text:style-name="T9">will be a container ID (instead of random string)</text:span></text:p>
      <text:p text:style-name="P28"><text:tab/>--mount source=myvol2,target=/app \ : <text:span text:style-name="T8">mounting volume</text:span></text:p>
      <text:p text:style-name="P27"><text:tab/>nginx:latest</text:p>
      <text:p text:style-name="P26"/>
      <text:p text:style-name="P26"/>
      <text:p text:style-name="P9">Dockerfile commands</text:p>
      <text:p text:style-name="P20">FROM &lt;name of image&gt; : take specified image</text:p>
      <text:p text:style-name="P20">RUN apk update &amp;&amp; apk add node.js : run 2 commands</text:p>
      <text:p text:style-name="P23">RUN [“apk”, “update”] : also valid syntax</text:p>
      <text:p text:style-name="P20">COPY .<text:span text:style-name="T4">(all files)</text:span> /app : copy all from current dir to dir “app” on image</text:p>
      <text:p text:style-name="P20">WORKDIR /app : switch to dir “app” on image</text:p>
      <text:p text:style-name="P20">CMD [“node”, “index.js”] : <text:span text:style-name="T7">there can be </text:span><text:span text:style-name="T2">only one</text:span><text:span text:style-name="T7"> CMD per file; </text:span>execute command “node index.js”</text:p>
      <text:p text:style-name="P20">ENV abc=hello : <text:span text:style-name="T5">defining environment variable</text:span></text:p>
      <text:p text:style-name="P20">ENV abc=bye def=$abc</text:p>
      <text:p text:style-name="P20">ENV ghi=$abc : <text:span text:style-name="T6">syntax ${abc} is also valid</text:span></text:p>
      <text:p text:style-name="P24">VOLUME “/some_volume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0.953cm" fo:margin-right="1.09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11-22T02:33:36.887000000</dc:date>
    <meta:editing-duration>PT5H21M55S</meta:editing-duration>
    <meta:editing-cycles>47</meta:editing-cycles>
    <meta:document-statistic meta:table-count="0" meta:image-count="0" meta:object-count="0" meta:page-count="3" meta:paragraph-count="91" meta:word-count="534" meta:character-count="3314" meta:non-whitespace-character-count="2855"/>
  </office:meta>
</office:document-meta>
</file>